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fo:keep-together="always"/>
    </style:style>
    <style:style style:name="P2" style:family="paragraph" style:parent-style-name="Standard">
      <style:paragraph-properties fo:margin-top="0in" fo:margin-bottom="0in" loext:contextual-spacing="false" fo:line-height="100%" fo:keep-together="always"/>
    </style:style>
    <style:style style:name="P3" style:family="paragraph" style:parent-style-name="Standard" style:master-page-name="Standard">
      <style:paragraph-properties fo:margin-top="0in" fo:margin-bottom="0in" loext:contextual-spacing="false" fo:line-height="100%" fo:text-align="center" style:justify-single-word="false" fo:keep-together="always" style:page-number="1"/>
    </style:style>
    <style:style style:name="P4" style:family="paragraph" style:parent-style-name="Standard">
      <style:paragraph-properties fo:margin-left="0in" fo:margin-right="-0.028in" fo:margin-top="0in" fo:margin-bottom="0in" loext:contextual-spacing="false" fo:line-height="100%" fo:keep-together="always" fo:text-indent="0in" style:auto-text-indent="false"/>
    </style:style>
    <style:style style:name="T1" style:family="text">
      <style:text-properties fo:font-size="15pt" fo:font-weight="bold" style:font-size-asian="15pt" style:font-weight-asian="bold" style:font-size-complex="15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QUERIMIENTOS DEL PROYECTO</text:span></text:p>
      <text:p text:style-name="P4"><text:span text:style-name="T2">ACTORES: USUARIO, ADMIN</text:span></text:p>
      <text:p text:style-name="P1"><text:span text:style-name="T2">REQUISITOS FUNCIONALES</text:span></text:p>
      <text:p text:style-name="P2"><text:span text:style-name="T2">REQUISITOS DEL USUARIO</text:span></text:p>
      <text:p text:style-name="P2"><text:span text:style-name="T2">RF001 </text:span>El sistema deberá permitir a los usuarios registrarse en el aplicativo web</text:p>
      <text:p text:style-name="P2"><text:span text:style-name="T2">RF002 </text:span>El sistema deberá permitir a los usuarios ver las publicaciones hechas por otros usuarios</text:p>
      <text:p text:style-name="P2"><text:span text:style-name="T2">RF003 </text:span>El sistema deberá permitir a los usuarios poner en venta algún producto por medio de un formulario</text:p>
      <text:p text:style-name="P2"><text:span text:style-name="T2">RF004 </text:span>El sistema deberá permitir a los usuarios ver todas las publicaciones hechas por él mismo</text:p>
      <text:p text:style-name="P2"><text:span text:style-name="T2">RF005 </text:span>El sistema deberá permitir a los usuarios ver toda la información de algún producto de cualquier usuario</text:p>
      <text:p text:style-name="P2"><text:span text:style-name="T2">RF006 </text:span>El sistema deberá permitir a los usuarios ponerse en contacto por medio de un chat con el usuario que publicó el producto</text:p>
      <text:p text:style-name="P2"><text:span text:style-name="T2">RF007 </text:span>El sistema deberá permitir a los usuarios ver el perfil de algún usuario</text:p>
      <text:p text:style-name="P2"><text:span text:style-name="T2">RF008 </text:span>El sistema deberá permitir a los usuarios eliminar su propia cuenta cuando lo desee</text:p>
      <text:p text:style-name="P2"><text:span text:style-name="T2">RF009 </text:span>El sistema deberá permitir a los usuarios eliminar sus propias publicaciones de productos</text:p>
      <text:p text:style-name="P2"><text:span text:style-name="T2">RF010 </text:span>El sistema deberá permitir a los usuarios editar sus propias publicaciones de productos</text:p>
      <text:p text:style-name="P2"><text:span text:style-name="T2">RF011 </text:span>El sistema deberá permitir a los usuarios crear un chat con algún usuario que haya publicado un producto</text:p>
      <text:p text:style-name="P2"><text:span text:style-name="T2">RF012 </text:span>El sistema deberá permitir a los usuarios eliminar sus propios mensajes del chat que tenga con algún usuario que haya publicado un producto</text:p>
      <text:p text:style-name="P2"><text:span text:style-name="T2">RF013 </text:span>El sistema deberá permitir a los usuarios editar sus propios mensajes del chat que tenga con algún usuario que haya publicado un producto</text:p>
      <text:p text:style-name="P2"><text:span text:style-name="T2">RF014 </text:span>El sistema deberá permitir a los usuarios recuperar su contraseña olvidada</text:p>
      <text:p text:style-name="P2"><text:span text:style-name="T2">RF015 </text:span>El sistema deberá permitir a los usuarios guardar las publicaciones que le gustan</text:p>
      <text:p text:style-name="P2"><text:span text:style-name="T2">RF016 </text:span>El sistema deberá permitir a los usuarios cerrar sesión</text:p>
      <text:p text:style-name="P2"><text:span text:style-name="T2">RF017 </text:span>El sistema deberá permitir a los usuarios modificar sus propios datos, los datos con los que inicialmente se registró</text:p>
      <text:p text:style-name="P2"><text:span text:style-name="T2">RF018</text:span> El sistema deberá permitir a los usuarios calificar en puntuación el perfil de algún usuario, siempre y cuando el usuario que publicó el producto le haya solicitado la calificación </text:p>
      <text:p text:style-name="P2"><text:span text:style-name="T2">RF019 </text:span>El sistema deberá permitir a los usuarios reportar las publicaciones de los otros usuarios que le parezcan impertinentes o inapropiados</text:p>
      <text:p text:style-name="P2"><text:span text:style-name="T2">RF020 </text:span>El sistema deberá permitir a los usuarios reportar a otros usuarios que le parezcan pertinentes o inapropiados</text:p>
      <text:p text:style-name="P2"><text:span text:style-name="T2">RF021 </text:span>El sistema deberá permitir a los usuarios bloquear a otros usuarios, para que el usuario bloqueado no pueda ver las publicaciones de productos del usuario que bloqueó</text:p>
      <text:p text:style-name="P2"><text:soft-page-break/><text:span text:style-name="T2">RF022 </text:span>El sistema deberá permitir a los usuarios brindarle una herramienta de búsqueda de productos publicados por otros usuarios</text:p>
      <text:p text:style-name="P2"><text:span text:style-name="T2">RF023 </text:span>El sistema deberá permitir a los usuarios compartir por medio de un link las publicaciones de productos de otros usuarios</text:p>
      <text:p text:style-name="P2"><text:span text:style-name="T2">RF024 </text:span>El sistema deberá permitir a los usuarios compartir por medio de un link el perfil de otros usuarios</text:p>
      <text:p text:style-name="P2"><text:span text:style-name="T2">RF025 </text:span>El sistema deberá permitir a los usuarios poder acceder a la cámara del dispositivo para subir la foto o video del producto para publicarlo</text:p>
      <text:p text:style-name="P2"><text:span text:style-name="T2">RF026 </text:span>El sistema deberá permitir a los usuarios preguntar sus dudas acerca del aplicativo web por medio de un formulario</text:p>
      <text:p text:style-name="P2"><text:span text:style-name="T2">RF027 </text:span>El sistema deberá permitir a los usuarios enviar sugerencias sobre el aplicativo web por medio de un formulario</text:p>
      <text:p text:style-name="P2"><text:s/></text:p>
      <text:p text:style-name="P2"><text:span text:style-name="T2">REQUISITOS DEL ADMIN</text:span></text:p>
      <text:p text:style-name="P2"><text:span text:style-name="T2">RF028 </text:span>El sistema deberá permitir al admin eliminar las cuentas de los usuarios siempre y cuando haya una causa justificada</text:p>
      <text:p text:style-name="P2"><text:span text:style-name="T2">RF029 </text:span>El sistema deberá permitir al admin añadir, modificar y eliminar categorías de productos</text:p>
      <text:p text:style-name="P2"><text:span text:style-name="T2">RF030 </text:span>El sistema deberá permitir al admin ver las dudas de los usuarios acerca del aplicativo web</text:p>
      <text:p text:style-name="P2"><text:span text:style-name="T2">RF031 </text:span>El sistema deberá permitir al admin responder las dudas de los usuarios acerca del aplicativo web por medio de un formulario</text:p>
      <text:p text:style-name="P2"><text:span text:style-name="T2">RF032 </text:span>El sistema deberá permitir al admin ver las sugerencias de los usuarios acerca del aplicativo web</text:p>
      <text:p text:style-name="P2"><text:s/></text:p>
      <text:p text:style-name="P2"><text:s/></text:p>
      <text:p text:style-name="P1"><text:span text:style-name="T2">REQUISITOS NO FUNCIONALES</text:span></text:p>
      <text:p text:style-name="P2"><text:span text:style-name="T2">RNF001 SOFTWARE </text:span>El sistema deberá permitir a los usuarios ingresar a través de los navegadores más comunes como Chrome, Mozilla Firefox, Opera, Microsoft Edge y Safari</text:p>
      <text:p text:style-name="P2"><text:span text:style-name="T2">RNF002 RENDIMIENTO </text:span>El sistema deberá permitir a los usuarios navegar dentro del aplicativo web de forma fluida</text:p>
      <text:p text:style-name="P2"><text:span text:style-name="T2">RNF003 SOFTWARE </text:span>El sistema deberá permitir a los usuarios navegar dentro del aplicativo web en diferentes dispositivos, debido al responsive del aplicativo web</text:p>
      <text:p text:style-name="P2"><text:span text:style-name="T2">RNF004</text:span> <text:span text:style-name="T2">SOFTWARE </text:span>El sistema deberá ser desarrollado con el lenguaje de programación JavaScript</text:p>
      <text:p text:style-name="P2"><text:span text:style-name="T2">RNF005 SOFTWARE </text:span>El sistema deberá ser almacenado en la base de datos Firebase</text:p>
      <text:p text:style-name="P2"><text:span text:style-name="T2">RNF006 RENDIMIENTO </text:span>El sistema deberá procesar las peticiones de los usuarios de la manera más rápida y eficiente posible</text:p>
      <text:p text:style-name="P2"><text:span text:style-name="T2">RNF007 ESPACIO DE ALMACENAMIENTO </text:span>El sistema deberá almacenar todas las publicaciones de productos e informaciones de los usuarios</text:p>
      <text:p text:style-name="P2"><text:span text:style-name="T2">RNF008 MANTENIMIENTO </text:span>El sistema deberá permitir al admin hacer mantenimiento en la base de datos sin alterar el desempeño general del aplicativo web</text:p>
      <text:p text:style-name="P2"><text:span text:style-name="T2">RNF009 HARDWARE </text:span>El sistema deberá permitir dar ingreso al aplicativo web a todos los usuarios que tengan como mínimo 2GB de RAM en adelante</text:p>
      <text:p text:style-name="P2"><text:span text:style-name="T2">RNF010 SEGURIDAD </text:span>El sistema deberá autenticar el usuario y contraseña de cada usuario para así, por medio del correo proporcionado por él mismo, para no arriesgar la integridad ni los datos personales de cada usuario registrado en el aplicativo web</text:p>
      <text:p text:style-name="P2"><text:soft-page-break/><text:span text:style-name="T2">RNF011 ESCALABILIDAD </text:span>El sistema deberá permitir al admin agregar módulos al aplicativo web, para que el sistema crezca de forma significativa en número de usuarios, atendiendo a las demandas de los mismos, sin perder las cualidades que le agregan valor</text:p>
      <text:p text:style-name="P2"><text:span text:style-name="T2">RNF012 ROBUSTEZ </text:span>El sistema deberá comportarse de forma razonable aún en circunstancias que no fueron anticipadas en la especificación de requerimientos</text:p>
      <text:p text:style-name="P2"><text:span text:style-name="T2">RNF013 COMPRENSIBLE </text:span>El sistema permitirá al usuario tener tener una experiencia agradable con la información presentada en aplicativo web</text:p>
      <text:p text:style-name="P2"><text:span text:style-name="T2">RNF014 SOFTWARE </text:span>El sistema deberá ser diseñado gráficamente con el lenguaje de programación CSS</text:p>
      <text:p text:style-name="P2"><text:span text:style-name="T2">RNF015 SEGURIDAD </text:span>El sistema deberá permitir a los usuarios acceder de una manera segura cada vez que inicie sesión, mediante una serie de pasos, identificando si el usuario es una persona o un "robot"</text:p>
      <text:p text:style-name="P2"><text:span text:style-name="T2"><text:s/></text:span></text:p>
      <text:p text:style-name="P2"><text:span text:style-name="T2"><text:s/></text:span></text:p>
      <text:p text:style-name="P1"><text:span text:style-name="T2">REQUISITOS FUNCIONALES DE INFORMACIÓN</text:span></text:p>
      <text:p text:style-name="P2"><text:span text:style-name="T2">RFI001 </text:span>El sistema deberá permitir a los usuarios registrarse en el aplicativo web con nombre completo, nombre de usuario, correo, contraseña, teléfono, ciudad, barrio, foto de perfil, calificación, reportados e ID - (<text:span text:style-name="T2">RF001</text:span>)</text:p>
      <text:p text:style-name="P2"><text:span text:style-name="T2">RFI002 </text:span>El sistema deberá permitir a los usuarios poner en venta algún producto por medio de un formulario, completando los campos de título, foto o video, descripción, clasificación, precio y ubicación del producto, fecha e ID - (<text:span text:style-name="T2">RF003</text:span>)</text:p>
      <text:p text:style-name="P2"><text:span text:style-name="T2">RFI003 </text:span>El sistema deberá permitir a los usuarios ver el perfil de algún usuario, podrá ver su nombre completo, nombre de usuario, productos publicados, teléfono, foto de perfil y calificación - (<text:span text:style-name="T2">RF007</text:span>)</text:p>
      <text:p text:style-name="P2"><text:span text:style-name="T2">RFI004</text:span> El sistema deberá permitir a los usuarios preguntar sus dudas acerca del aplicativo web por medio de un formulario, llenando los campos de título, descripción, foto, fecha e ID - (<text:span text:style-name="T2">RF026</text:span>)</text:p>
      <text:p text:style-name="P2"><text:span text:style-name="T2">RFI005 </text:span>El sistema deberá permitir a los usuarios enviar sugerencias sobre el aplicativo web por medio de un formulario, rellenando los campos de título, descripción, foto, fecha e ID - (<text:span text:style-name="T2">RF027</text:span>)</text:p>
      <text:p text:style-name="P2"><text:span text:style-name="T2">RFI006 </text:span>El sistema deberá permitir al admin responder las dudas de los usuarios acerca del aplicativo web por medio de un formulario, llenando los campos de título, descripción, foto, fecha e ID - (<text:span text:style-name="T2">RF031</text:span>)</text:p>
      <text:p text:style-name="P2"><text:span text:style-name="T2">RFI007 </text:span>El sistema deberá permitir a los usuarios crear un chat con algún usuario que haya publicado un producto, teniendo como datos ID del chat, nombre de usuario 1, nombre de usuario 2, mensajes usuario 1, mensajes usuario 2 y fecha <text:s/>- (<text:span text:style-name="T2">RF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0T18:16:00</meta:creation-date>
    <meta:document-statistic meta:table-count="0" meta:image-count="0" meta:object-count="0" meta:page-count="3" meta:paragraph-count="66" meta:word-count="1201" meta:character-count="7519" meta:non-whitespace-character-count="6372"/>
    <meta:generator>LibreOfficeDev/6.0.5.2$Linux_X86_64 LibreOffice_project/</meta:generator>
  </office:meta>
</office:document-meta>
</file>